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Combinar</text:p>
          </table:table-cell>
          <table:table-cell office:value-type="string" calcext:value-type="string">
            <text:p>lena.1024x768</text:p>
          </table:table-cell>
          <table:table-cell office:value-type="string" calcext:value-type="string">
            <text:p>100 iteraciones</text:p>
          </table:table-cell>
          <table:table-cell office:value-type="string" calcext:value-type="string">
            <text:p>Alfa 128.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iteraci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26432105049" calcext:value-type="float">
            <text:p>26432105049</text:p>
          </table:table-cell>
          <table:table-cell office:value-type="float" office:value="26210572276" calcext:value-type="float">
            <text:p>26210572276</text:p>
          </table:table-cell>
          <table:table-cell office:value-type="float" office:value="26178797312" calcext:value-type="float">
            <text:p>26178797312</text:p>
          </table:table-cell>
          <table:table-cell/>
          <table:table-cell office:value-type="string" calcext:value-type="string">
            <text:p>ciclos totales</text:p>
          </table:table-cell>
          <table:table-cell office:value-type="float" office:value="52187855143" calcext:value-type="float">
            <text:p>52187855143</text:p>
          </table:table-cell>
          <table:table-cell office:value-type="float" office:value="53357921882" calcext:value-type="float">
            <text:p>53357921882</text:p>
          </table:table-cell>
          <table:table-cell office:value-type="float" office:value="53379539795" calcext:value-type="float">
            <text:p>533795397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485984030" calcext:value-type="float">
            <text:p>27485984030</text:p>
          </table:table-cell>
          <table:table-cell office:value-type="float" office:value="26309557833" calcext:value-type="float">
            <text:p>26309557833</text:p>
          </table:table-cell>
          <table:table-cell office:value-type="float" office:value="26315339614" calcext:value-type="float">
            <text:p>26315339614</text:p>
          </table:table-cell>
          <table:table-cell table:number-columns-repeated="2"/>
          <table:table-cell office:value-type="float" office:value="51791615327" calcext:value-type="float">
            <text:p>51791615327</text:p>
          </table:table-cell>
          <table:table-cell office:value-type="float" office:value="52852992721" calcext:value-type="float">
            <text:p>52852992721</text:p>
          </table:table-cell>
          <table:table-cell office:value-type="float" office:value="52327228218" calcext:value-type="float">
            <text:p>523272282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980583953" calcext:value-type="float">
            <text:p>25980583953</text:p>
          </table:table-cell>
          <table:table-cell office:value-type="float" office:value="26067141832" calcext:value-type="float">
            <text:p>26067141832</text:p>
          </table:table-cell>
          <table:table-cell office:value-type="float" office:value="26437622407" calcext:value-type="float">
            <text:p>26437622407</text:p>
          </table:table-cell>
          <table:table-cell table:number-columns-repeated="2"/>
          <table:table-cell office:value-type="float" office:value="51427572688" calcext:value-type="float">
            <text:p>51427572688</text:p>
          </table:table-cell>
          <table:table-cell office:value-type="float" office:value="54076708441" calcext:value-type="float">
            <text:p>54076708441</text:p>
          </table:table-cell>
          <table:table-cell office:value-type="float" office:value="52005373462" calcext:value-type="float">
            <text:p>520053734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443535443" calcext:value-type="float">
            <text:p>26443535443</text:p>
          </table:table-cell>
          <table:table-cell office:value-type="float" office:value="26436929466" calcext:value-type="float">
            <text:p>26436929466</text:p>
          </table:table-cell>
          <table:table-cell office:value-type="float" office:value="26134895769" calcext:value-type="float">
            <text:p>26134895769</text:p>
          </table:table-cell>
          <table:table-cell table:number-columns-repeated="2"/>
          <table:table-cell office:value-type="float" office:value="51561735329" calcext:value-type="float">
            <text:p>51561735329</text:p>
          </table:table-cell>
          <table:table-cell office:value-type="float" office:value="52473790081" calcext:value-type="float">
            <text:p>52473790081</text:p>
          </table:table-cell>
          <table:table-cell office:value-type="float" office:value="54912521670" calcext:value-type="float">
            <text:p>549125216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975169517" calcext:value-type="float">
            <text:p>25975169517</text:p>
          </table:table-cell>
          <table:table-cell office:value-type="float" office:value="26001304624" calcext:value-type="float">
            <text:p>26001304624</text:p>
          </table:table-cell>
          <table:table-cell office:value-type="float" office:value="26726611957" calcext:value-type="float">
            <text:p>26726611957</text:p>
          </table:table-cell>
          <table:table-cell table:number-columns-repeated="2"/>
          <table:table-cell office:value-type="float" office:value="52819059568" calcext:value-type="float">
            <text:p>52819059568</text:p>
          </table:table-cell>
          <table:table-cell office:value-type="float" office:value="52961899376" calcext:value-type="float">
            <text:p>52961899376</text:p>
          </table:table-cell>
          <table:table-cell office:value-type="float" office:value="52295731971" calcext:value-type="float">
            <text:p>52295731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3:.C7])" office:value-type="float" office:value="26463475598.4" calcext:value-type="float">
            <text:p>26463475598.4</text:p>
          </table:table-cell>
          <table:table-cell table:formula="of:=AVERAGE([.D3:.D7])" office:value-type="float" office:value="26205101206.2" calcext:value-type="float">
            <text:p>26205101206.2</text:p>
          </table:table-cell>
          <table:table-cell table:formula="of:=AVERAGE([.E3:.E7])" office:value-type="float" office:value="26358653411.8" calcext:value-type="float">
            <text:p>26358653411.8</text:p>
          </table:table-cell>
          <table:table-cell/>
          <table:table-cell office:value-type="string" calcext:value-type="string">
            <text:p>Promedio</text:p>
          </table:table-cell>
          <table:table-cell table:formula="of:=AVERAGE([.H3:.H7])" office:value-type="float" office:value="51957567611" calcext:value-type="float">
            <text:p>51957567611</text:p>
          </table:table-cell>
          <table:table-cell table:formula="of:=AVERAGE([.I3:.I7])" office:value-type="float" office:value="53144662500.2" calcext:value-type="float">
            <text:p>53144662500.2</text:p>
          </table:table-cell>
          <table:table-cell table:formula="of:=AVERAGE([.J3:.J7])" office:value-type="float" office:value="52984079023.2" calcext:value-type="float">
            <text:p>52984079023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3:.C7])" office:value-type="float" office:value="25975169517" calcext:value-type="float">
            <text:p>25975169517</text:p>
          </table:table-cell>
          <table:table-cell table:formula="of:=MIN([.D3:.D7])" office:value-type="float" office:value="26001304624" calcext:value-type="float">
            <text:p>26001304624</text:p>
          </table:table-cell>
          <table:table-cell table:formula="of:=MIN([.E3:.E7])" office:value-type="float" office:value="26134895769" calcext:value-type="float">
            <text:p>26134895769</text:p>
          </table:table-cell>
          <table:table-cell/>
          <table:table-cell office:value-type="string" calcext:value-type="string">
            <text:p>Minimo</text:p>
          </table:table-cell>
          <table:table-cell table:formula="of:=MIN([.H3:.H7])" office:value-type="float" office:value="51427572688" calcext:value-type="float">
            <text:p>51427572688</text:p>
          </table:table-cell>
          <table:table-cell table:formula="of:=MIN([.I3:.I7])" office:value-type="float" office:value="52473790081" calcext:value-type="float">
            <text:p>52473790081</text:p>
          </table:table-cell>
          <table:table-cell table:formula="of:=MIN([.J3:.J7])" office:value-type="float" office:value="52005373462" calcext:value-type="float">
            <text:p>5200537346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105420413539" calcext:value-type="float">
            <text:p>105420413539</text:p>
          </table:table-cell>
          <table:table-cell/>
          <table:table-cell office:value-type="float" office:value="102924251128" calcext:value-type="float">
            <text:p>102924251128</text:p>
          </table:table-cell>
          <table:table-cell office:value-type="float" office:value="164180774423" calcext:value-type="float">
            <text:p>164180774423</text:p>
          </table:table-cell>
          <table:table-cell table:number-columns-repeated="2"/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4554653038" calcext:value-type="float">
            <text:p>104554653038</text:p>
          </table:table-cell>
          <table:table-cell office:value-type="float" office:value="103791451212" calcext:value-type="float">
            <text:p>103791451212</text:p>
          </table:table-cell>
          <table:table-cell office:value-type="float" office:value="163240980665" calcext:value-type="float">
            <text:p>163240980665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 office:value-type="float" office:value="14416129" calcext:value-type="float">
            <text:p>14416129</text:p>
          </table:table-cell>
          <table:table-cell office:value-type="float" office:value="7043327" calcext:value-type="float">
            <text:p>70433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3052423804" calcext:value-type="float">
            <text:p>103052423804</text:p>
          </table:table-cell>
          <table:table-cell office:value-type="float" office:value="105596461306" calcext:value-type="float">
            <text:p>105596461306</text:p>
          </table:table-cell>
          <table:table-cell office:value-type="float" office:value="103670510827" calcext:value-type="float">
            <text:p>103670510827</text:p>
          </table:table-cell>
          <table:table-cell office:value-type="float" office:value="163836193631" calcext:value-type="float">
            <text:p>163836193631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2" table:style-name="ce1" office:value-type="percentage" office:value="0.022" calcext:value-type="percentage">
            <text:p>2.20%</text:p>
          </table:table-cell>
          <table:table-cell table:style-name="ce1" office:value-type="percentage" office:value="0.088" calcext:value-type="percentage">
            <text:p>8.80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3014021540" calcext:value-type="float">
            <text:p>103014021540</text:p>
          </table:table-cell>
          <table:table-cell office:value-type="float" office:value="102736512923" calcext:value-type="float">
            <text:p>102736512923</text:p>
          </table:table-cell>
          <table:table-cell/>
          <table:table-cell office:value-type="float" office:value="163098971163" calcext:value-type="float">
            <text:p>163098971163</text:p>
          </table:table-cell>
          <table:table-cell/>
          <table:table-cell office:value-type="string" calcext:value-type="string">
            <text:p>Cache miss</text:p>
          </table:table-cell>
          <table:table-cell/>
          <table:table-cell table:number-columns-repeated="2" table:style-name="ce1" office:value-type="percentage" office:value="0.132" calcext:value-type="percentage">
            <text:p>13.20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4040374485" calcext:value-type="float">
            <text:p>104040374485</text:p>
          </table:table-cell>
          <table:table-cell office:value-type="float" office:value="103695943873" calcext:value-type="float">
            <text:p>103695943873</text:p>
          </table:table-cell>
          <table:table-cell office:value-type="float" office:value="102778898312" calcext:value-type="float">
            <text:p>102778898312</text:p>
          </table:table-cell>
          <table:table-cell office:value-type="float" office:value="164014984049" calcext:value-type="float">
            <text:p>1640149840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13:.C17])" office:value-type="float" office:value="103881808342" calcext:value-type="float">
            <text:p>103881808342</text:p>
          </table:table-cell>
          <table:table-cell table:formula="of:=AVERAGE([.D13:.D17])" office:value-type="float" office:value="104145892785" calcext:value-type="float">
            <text:p>104145892785</text:p>
          </table:table-cell>
          <table:table-cell table:formula="of:=AVERAGE([.E13:.E17])" office:value-type="float" office:value="103291277869.75" calcext:value-type="float">
            <text:p>103291277869.75</text:p>
          </table:table-cell>
          <table:table-cell table:formula="of:=AVERAGE([.F13:.F17])" office:value-type="float" office:value="163674380786.2" calcext:value-type="float">
            <text:p>163674380786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13:.C17])" office:value-type="float" office:value="103014021540" calcext:value-type="float">
            <text:p>103014021540</text:p>
          </table:table-cell>
          <table:table-cell table:formula="of:=MIN([.D13:.D17])" office:value-type="float" office:value="102736512923" calcext:value-type="float">
            <text:p>102736512923</text:p>
          </table:table-cell>
          <table:table-cell table:formula="of:=MIN([.E13:.E17])" office:value-type="float" office:value="102778898312" calcext:value-type="float">
            <text:p>102778898312</text:p>
          </table:table-cell>
          <table:table-cell table:formula="of:=MIN([.F13:.F17])" office:value-type="float" office:value="163098971163" calcext:value-type="float">
            <text:p>1630989711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/>
          <table:table-cell office:value-type="float" office:value="165692249077" calcext:value-type="float">
            <text:p>165692249077</text:p>
          </table:table-cell>
          <table:table-cell office:value-type="float" office:value="164610706465" calcext:value-type="float">
            <text:p>164610706465</text:p>
          </table:table-cell>
          <table:table-cell office:value-type="float" office:value="164272339910" calcext:value-type="float">
            <text:p>1642723399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4533609890" calcext:value-type="float">
            <text:p>164533609890</text:p>
          </table:table-cell>
          <table:table-cell office:value-type="float" office:value="162981711514" calcext:value-type="float">
            <text:p>162981711514</text:p>
          </table:table-cell>
          <table:table-cell office:value-type="float" office:value="163494184851" calcext:value-type="float">
            <text:p>163494184851</text:p>
          </table:table-cell>
          <table:table-cell table:number-columns-repeated="2"/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4189857308" calcext:value-type="float">
            <text:p>164189857308</text:p>
          </table:table-cell>
          <table:table-cell office:value-type="float" office:value="164290229174" calcext:value-type="float">
            <text:p>164290229174</text:p>
          </table:table-cell>
          <table:table-cell office:value-type="float" office:value="165030813091" calcext:value-type="float">
            <text:p>165030813091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7043322" calcext:value-type="float">
            <text:p>7043322</text:p>
          </table:table-cell>
          <table:table-cell table:number-columns-repeated="2" office:value-type="float" office:value="7043328" calcext:value-type="float">
            <text:p>70433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4778408039" calcext:value-type="float">
            <text:p>164778408039</text:p>
          </table:table-cell>
          <table:table-cell office:value-type="float" office:value="164563980845" calcext:value-type="float">
            <text:p>164563980845</text:p>
          </table:table-cell>
          <table:table-cell office:value-type="float" office:value="164327255513" calcext:value-type="float">
            <text:p>164327255513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3" table:style-name="ce1" office:value-type="percentage" office:value="0.088" calcext:value-type="percentage">
            <text:p>8.80%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3564663601" calcext:value-type="float">
            <text:p>163564663601</text:p>
          </table:table-cell>
          <table:table-cell office:value-type="float" office:value="162782633014" calcext:value-type="float">
            <text:p>162782633014</text:p>
          </table:table-cell>
          <table:table-cell office:value-type="float" office:value="163023383482" calcext:value-type="float">
            <text:p>163023383482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3" table:style-name="ce1" office:value-type="percentage" office:value="0.132" calcext:value-type="percentage">
            <text:p>13.2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/>
          <table:table-cell table:formula="of:=AVERAGE([.D23:.D27])" office:value-type="float" office:value="164551757583" calcext:value-type="float">
            <text:p>164551757583</text:p>
          </table:table-cell>
          <table:table-cell table:formula="of:=AVERAGE([.E23:.E27])" office:value-type="float" office:value="163845852202.4" calcext:value-type="float">
            <text:p>163845852202.4</text:p>
          </table:table-cell>
          <table:table-cell table:formula="of:=AVERAGE([.F23:.F27])" office:value-type="float" office:value="164029595369.4" calcext:value-type="float">
            <text:p>164029595369.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/>
          <table:table-cell table:formula="of:=MIN([.D23:.D27])" office:value-type="float" office:value="163564663601" calcext:value-type="float">
            <text:p>163564663601</text:p>
          </table:table-cell>
          <table:table-cell table:formula="of:=MIN([.E23:.E27])" office:value-type="float" office:value="162782633014" calcext:value-type="float">
            <text:p>162782633014</text:p>
          </table:table-cell>
          <table:table-cell table:formula="of:=MIN([.F23:.F27])" office:value-type="float" office:value="163023383482" calcext:value-type="float">
            <text:p>16302338348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98911279242" calcext:value-type="float">
            <text:p>98911279242</text:p>
          </table:table-cell>
          <table:table-cell office:value-type="float" office:value="98991465075" calcext:value-type="float">
            <text:p>98991465075</text:p>
          </table:table-cell>
          <table:table-cell office:value-type="float" office:value="98103481732" calcext:value-type="float">
            <text:p>98103481732</text:p>
          </table:table-cell>
          <table:table-cell office:value-type="float" office:value="98586114121" calcext:value-type="float">
            <text:p>985861141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6449385029" calcext:value-type="float">
            <text:p>106449385029</text:p>
          </table:table-cell>
          <table:table-cell office:value-type="float" office:value="98228401782" calcext:value-type="float">
            <text:p>98228401782</text:p>
          </table:table-cell>
          <table:table-cell office:value-type="float" office:value="97717818235" calcext:value-type="float">
            <text:p>97717818235</text:p>
          </table:table-cell>
          <table:table-cell office:value-type="float" office:value="98357736430" calcext:value-type="float">
            <text:p>98357736430</text:p>
          </table:table-cell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914060076" calcext:value-type="float">
            <text:p>107914060076</text:p>
          </table:table-cell>
          <table:table-cell office:value-type="float" office:value="99065314531" calcext:value-type="float">
            <text:p>99065314531</text:p>
          </table:table-cell>
          <table:table-cell office:value-type="float" office:value="98110339841" calcext:value-type="float">
            <text:p>98110339841</text:p>
          </table:table-cell>
          <table:table-cell office:value-type="float" office:value="99107648171" calcext:value-type="float">
            <text:p>99107648171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24246526" calcext:value-type="float">
            <text:p>24246526</text:p>
          </table:table-cell>
          <table:table-cell table:number-columns-repeated="3" office:value-type="float" office:value="24246525" calcext:value-type="float">
            <text:p>242465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176770604" calcext:value-type="float">
            <text:p>107176770604</text:p>
          </table:table-cell>
          <table:table-cell office:value-type="float" office:value="99038225852" calcext:value-type="float">
            <text:p>99038225852</text:p>
          </table:table-cell>
          <table:table-cell office:value-type="float" office:value="98702954157" calcext:value-type="float">
            <text:p>98702954157</text:p>
          </table:table-cell>
          <table:table-cell office:value-type="float" office:value="98723148137" calcext:value-type="float">
            <text:p>98723148137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4" table:style-name="ce1" office:value-type="percentage" office:value="0.013" calcext:value-type="percentage">
            <text:p>1.30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474195536" calcext:value-type="float">
            <text:p>98474195536</text:p>
          </table:table-cell>
          <table:table-cell office:value-type="float" office:value="99388501546" calcext:value-type="float">
            <text:p>99388501546</text:p>
          </table:table-cell>
          <table:table-cell office:value-type="float" office:value="98846348824" calcext:value-type="float">
            <text:p>98846348824</text:p>
          </table:table-cell>
          <table:table-cell office:value-type="float" office:value="98065969115" calcext:value-type="float">
            <text:p>98065969115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4" table:style-name="ce1" office:value-type="percentage" office:value="0.132" calcext:value-type="percentage">
            <text:p>13.2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34:.C38])" office:value-type="float" office:value="103785138097.4" calcext:value-type="float">
            <text:p>103785138097.4</text:p>
          </table:table-cell>
          <table:table-cell table:formula="of:=AVERAGE([.D34:.D38])" office:value-type="float" office:value="98942381757.2" calcext:value-type="float">
            <text:p>98942381757.2</text:p>
          </table:table-cell>
          <table:table-cell table:formula="of:=AVERAGE([.E34:.E38])" office:value-type="float" office:value="98296188557.8" calcext:value-type="float">
            <text:p>98296188557.8</text:p>
          </table:table-cell>
          <table:table-cell table:formula="of:=AVERAGE([.F34:.F38])" office:value-type="float" office:value="98568123194.8" calcext:value-type="float">
            <text:p>98568123194.8</text:p>
          </table:table-cell>
          <table:table-cell table:number-columns-repeated="2"/>
          <table:table-cell table:number-columns-repeated="4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34:.C38])" office:value-type="float" office:value="98474195536" calcext:value-type="float">
            <text:p>98474195536</text:p>
          </table:table-cell>
          <table:table-cell table:formula="of:=MIN([.D34:.D38])" office:value-type="float" office:value="98228401782" calcext:value-type="float">
            <text:p>98228401782</text:p>
          </table:table-cell>
          <table:table-cell table:formula="of:=MIN([.E34:.E38])" office:value-type="float" office:value="97717818235" calcext:value-type="float">
            <text:p>97717818235</text:p>
          </table:table-cell>
          <table:table-cell table:formula="of:=MIN([.F34:.F38])" office:value-type="float" office:value="98065969115" calcext:value-type="float">
            <text:p>98065969115</text:p>
          </table:table-cell>
          <table:table-cell/>
          <table:table-cell office:value-type="string" calcext:value-type="string">
            <text:p>D refs</text:p>
          </table:table-cell>
          <table:table-cell office:value-type="float" office:value="298937218" calcext:value-type="float">
            <text:p>298937218</text:p>
          </table:table-cell>
          <table:table-cell office:value-type="float" office:value="298937212" calcext:value-type="float">
            <text:p>298937212</text:p>
          </table:table-cell>
          <table:table-cell table:number-columns-repeated="2" office:value-type="float" office:value="298937218" calcext:value-type="float">
            <text:p>2989372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L refs</text:p>
          </table:table-cell>
          <table:table-cell table:number-columns-repeated="4" office:value-type="float" office:value="39515971" calcext:value-type="float">
            <text:p>3951597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67112295555" calcext:value-type="float">
            <text:p>67112295555</text:p>
          </table:table-cell>
          <table:table-cell office:value-type="float" office:value="67191418547" calcext:value-type="float">
            <text:p>67191418547</text:p>
          </table:table-cell>
          <table:table-cell office:value-type="float" office:value="64612165256" calcext:value-type="float">
            <text:p>64612165256</text:p>
          </table:table-cell>
          <table:table-cell office:value-type="float" office:value="62171957559" calcext:value-type="float">
            <text:p>62171957559</text:p>
          </table:table-cell>
          <table:table-cell office:value-type="float" office:value="67661141203" calcext:value-type="float">
            <text:p>67661141203</text:p>
          </table:table-cell>
          <table:table-cell office:value-type="float" office:value="64427947409" calcext:value-type="float">
            <text:p>644279474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355358144" calcext:value-type="float">
            <text:p>68355358144</text:p>
          </table:table-cell>
          <table:table-cell office:value-type="float" office:value="68448620350" calcext:value-type="float">
            <text:p>68448620350</text:p>
          </table:table-cell>
          <table:table-cell office:value-type="float" office:value="64888812204" calcext:value-type="float">
            <text:p>64888812204</text:p>
          </table:table-cell>
          <table:table-cell office:value-type="float" office:value="66359169545" calcext:value-type="float">
            <text:p>66359169545</text:p>
          </table:table-cell>
          <table:table-cell office:value-type="float" office:value="66759664418" calcext:value-type="float">
            <text:p>66759664418</text:p>
          </table:table-cell>
          <table:table-cell office:value-type="float" office:value="65373635882" calcext:value-type="float">
            <text:p>65373635882</text:p>
          </table:table-cell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</table:table-row>
        <table:table-row table:style-name="ro1">
          <table:table-cell table:number-columns-repeated="2"/>
          <table:table-cell office:value-type="float" office:value="68452258255" calcext:value-type="float">
            <text:p>68452258255</text:p>
          </table:table-cell>
          <table:table-cell office:value-type="float" office:value="64092236771" calcext:value-type="float">
            <text:p>64092236771</text:p>
          </table:table-cell>
          <table:table-cell office:value-type="float" office:value="65427352944" calcext:value-type="float">
            <text:p>65427352944</text:p>
          </table:table-cell>
          <table:table-cell office:value-type="float" office:value="70041292769" calcext:value-type="float">
            <text:p>70041292769</text:p>
          </table:table-cell>
          <table:table-cell office:value-type="float" office:value="62250936986" calcext:value-type="float">
            <text:p>62250936986</text:p>
          </table:table-cell>
          <table:table-cell office:value-type="float" office:value="62433877613" calcext:value-type="float">
            <text:p>62433877613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6" office:value-type="float" office:value="4276726" calcext:value-type="float">
            <text:p>4276726</text:p>
          </table:table-cell>
        </table:table-row>
        <table:table-row table:style-name="ro1">
          <table:table-cell table:number-columns-repeated="2"/>
          <table:table-cell office:value-type="float" office:value="67501738106" calcext:value-type="float">
            <text:p>67501738106</text:p>
          </table:table-cell>
          <table:table-cell office:value-type="float" office:value="64036022671" calcext:value-type="float">
            <text:p>64036022671</text:p>
          </table:table-cell>
          <table:table-cell office:value-type="float" office:value="64135273706" calcext:value-type="float">
            <text:p>64135273706</text:p>
          </table:table-cell>
          <table:table-cell office:value-type="float" office:value="66310717753" calcext:value-type="float">
            <text:p>66310717753</text:p>
          </table:table-cell>
          <table:table-cell office:value-type="float" office:value="65518534574" calcext:value-type="float">
            <text:p>65518534574</text:p>
          </table:table-cell>
          <table:table-cell office:value-type="float" office:value="65659335087" calcext:value-type="float">
            <text:p>65659335087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6" table:style-name="ce1" office:value-type="percentage" office:value="0.001" calcext:value-type="percentage">
            <text:p>0.10%</text:p>
          </table:table-cell>
        </table:table-row>
        <table:table-row table:style-name="ro1">
          <table:table-cell table:number-columns-repeated="2"/>
          <table:table-cell office:value-type="float" office:value="66469576622" calcext:value-type="float">
            <text:p>66469576622</text:p>
          </table:table-cell>
          <table:table-cell office:value-type="float" office:value="64146533996" calcext:value-type="float">
            <text:p>64146533996</text:p>
          </table:table-cell>
          <table:table-cell office:value-type="float" office:value="68154321494" calcext:value-type="float">
            <text:p>68154321494</text:p>
          </table:table-cell>
          <table:table-cell office:value-type="float" office:value="66888656983" calcext:value-type="float">
            <text:p>66888656983</text:p>
          </table:table-cell>
          <table:table-cell office:value-type="float" office:value="64460006218" calcext:value-type="float">
            <text:p>64460006218</text:p>
          </table:table-cell>
          <table:table-cell office:value-type="float" office:value="63217231266" calcext:value-type="float">
            <text:p>63217231266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6" table:style-name="ce1" office:value-type="percentage" office:value="0.082" calcext:value-type="percentage">
            <text:p>8.20%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46:.C50])" office:value-type="float" office:value="67578245336.4" calcext:value-type="float">
            <text:p>67578245336.4</text:p>
          </table:table-cell>
          <table:table-cell table:formula="of:=AVERAGE([.D46:.D50])" office:value-type="float" office:value="65582966467" calcext:value-type="float">
            <text:p>65582966467</text:p>
          </table:table-cell>
          <table:table-cell table:formula="of:=AVERAGE([.E46:.E50])" office:value-type="float" office:value="65443585120.8" calcext:value-type="float">
            <text:p>65443585120.8</text:p>
          </table:table-cell>
          <table:table-cell table:formula="of:=AVERAGE([.F46:.F50])" office:value-type="float" office:value="66354358921.8" calcext:value-type="float">
            <text:p>66354358921.8</text:p>
          </table:table-cell>
          <table:table-cell table:formula="of:=AVERAGE([.G46:.G50])" office:value-type="float" office:value="65330056679.8" calcext:value-type="float">
            <text:p>65330056679.8</text:p>
          </table:table-cell>
          <table:table-cell table:formula="of:=AVERAGE([.H46:.H50])" office:value-type="float" office:value="64222405451.4" calcext:value-type="float">
            <text:p>64222405451.4</text:p>
          </table:table-cell>
          <table:table-cell table:number-columns-repeated="2"/>
          <table:table-cell table:number-columns-repeated="6" table:style-name="ce1" office:value-type="percentage" office:value="0.005" calcext:value-type="percentage">
            <text:p>0.50%</text:p>
          </table:table-cell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46:.C50])" office:value-type="float" office:value="66469576622" calcext:value-type="float">
            <text:p>66469576622</text:p>
          </table:table-cell>
          <table:table-cell table:formula="of:=MIN([.D46:.D50])" office:value-type="float" office:value="64036022671" calcext:value-type="float">
            <text:p>64036022671</text:p>
          </table:table-cell>
          <table:table-cell table:formula="of:=MIN([.E46:.E50])" office:value-type="float" office:value="64135273706" calcext:value-type="float">
            <text:p>64135273706</text:p>
          </table:table-cell>
          <table:table-cell table:formula="of:=MIN([.F46:.F50])" office:value-type="float" office:value="62171957559" calcext:value-type="float">
            <text:p>62171957559</text:p>
          </table:table-cell>
          <table:table-cell table:formula="of:=MIN([.G46:.G50])" office:value-type="float" office:value="62250936986" calcext:value-type="float">
            <text:p>62250936986</text:p>
          </table:table-cell>
          <table:table-cell table:formula="of:=MIN([.H46:.H50])" office:value-type="float" office:value="62433877613" calcext:value-type="float">
            <text:p>62433877613</text:p>
          </table:table-cell>
          <table:table-cell/>
          <table:table-cell office:value-type="string" calcext:value-type="string">
            <text:p>D refs</text:p>
          </table:table-cell>
          <table:table-cell table:number-columns-repeated="6" office:value-type="float" office:value="121970822" calcext:value-type="float">
            <text:p>1219708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L refs</text:p>
          </table:table-cell>
          <table:table-cell table:number-columns-repeated="6" office:value-type="float" office:value="113778879" calcext:value-type="float">
            <text:p>11377887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ranches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ispred rate</text:p>
          </table:table-cell>
          <table:table-cell table:style-name="ce1"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ache miss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58:.C62])" office:value-type="string" office:string-value="" calcext:value-type="error">
            <text:p>#DIV/0!</text:p>
          </table:table-cell>
          <table:table-cell table:formula="of:=AVERAGE([.D58:.D62])" office:value-type="string" office:string-value="" calcext:value-type="error">
            <text:p>#DIV/0!</text:p>
          </table:table-cell>
          <table:table-cell table:formula="of:=AVERAGE([.E58:.E62])" office:value-type="string" office:string-value="" calcext:value-type="error">
            <text:p>#DIV/0!</text:p>
          </table:table-cell>
          <table:table-cell table:formula="of:=AVERAGE([.F58:.F62])" office:value-type="string" office:string-value="" calcext:value-type="error">
            <text:p>#DIV/0!</text:p>
          </table:table-cell>
          <table:table-cell table:formula="of:=AVERAGE([.G58:.G62])" office:value-type="string" office:string-value="" calcext:value-type="error">
            <text:p>#DIV/0!</text:p>
          </table:table-cell>
          <table:table-cell table:formula="of:=AVERAGE([.H58:.H62])" office:value-type="string" office:string-value="" calcext:value-type="error">
            <text:p>#DIV/0!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58:.C62])" office:value-type="float" office:value="0" calcext:value-type="float">
            <text:p>0</text:p>
          </table:table-cell>
          <table:table-cell table:formula="of:=MIN([.D58:.D62])" office:value-type="float" office:value="0" calcext:value-type="float">
            <text:p>0</text:p>
          </table:table-cell>
          <table:table-cell table:formula="of:=MIN([.E58:.E62])" office:value-type="float" office:value="0" calcext:value-type="float">
            <text:p>0</text:p>
          </table:table-cell>
          <table:table-cell table:formula="of:=MIN([.F58:.F62])" office:value-type="float" office:value="0" calcext:value-type="float">
            <text:p>0</text:p>
          </table:table-cell>
          <table:table-cell table:formula="of:=MIN([.G58:.G62])" office:value-type="float" office:value="0" calcext:value-type="float">
            <text:p>0</text:p>
          </table:table-cell>
          <table:table-cell table:formula="of:=MIN([.H58:.H62])" office:value-type="float" office:value="0" calcext:value-type="float">
            <text:p>0</text:p>
          </table:table-cell>
          <table:table-cell/>
          <table:table-cell office:value-type="string" calcext:value-type="string">
            <text:p>D re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o 1 corrida</text:p>
          </table:table-cell>
          <table:table-cell table:number-columns-repeated="7"/>
          <table:table-cell office:value-type="string" calcext:value-type="string">
            <text:p>LL ref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0:07:02.066517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7:35.504945388</meta:creation-date>
    <dc:date>2016-10-27T10:18:59.471028890</dc:date>
    <meta:editing-duration>PT4H36M41S</meta:editing-duration>
    <meta:editing-cycles>25</meta:editing-cycles>
    <meta:generator>LibreOffice/5.1.4.2$Linux_X86_64 LibreOffice_project/10m0$Build-2</meta:generator>
    <meta:document-statistic meta:table-count="1" meta:cell-count="373" meta:object-count="0"/>
  </office:meta>
</office:document-meta>
</file>